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00000009E195FA63588FF429C.png" manifest:media-type="image/png"/>
  <manifest:file-entry manifest:full-path="Pictures/100000000000051400000124644112D47A88BB0D.png" manifest:media-type="image/png"/>
  <manifest:file-entry manifest:full-path="Pictures/10000000000004600000013547EA62ED1F5FA520.png" manifest:media-type="image/png"/>
  <manifest:file-entry manifest:full-path="Pictures/1000000000000518000000934ED4660CC0223E7D.png" manifest:media-type="image/png"/>
  <manifest:file-entry manifest:full-path="Pictures/10000000000004C70000009DE8EB44683686EF51.png" manifest:media-type="image/png"/>
  <manifest:file-entry manifest:full-path="Pictures/1000000000000526000000A87C9C05CFE35D89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7bb4" officeooo:paragraph-rsid="000a7bb4"/>
    </style:style>
    <style:style style:name="P2" style:family="paragraph" style:parent-style-name="Standard">
      <style:text-properties officeooo:rsid="000ee1a3" officeooo:paragraph-rsid="000ee1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3</text:p>
      <text:p text:style-name="P1"><draw:frame draw:style-name="fr1" draw:name="Figura1" text:anchor-type="paragraph" svg:width="17cm" svg:height="4.69cm" draw:z-index="0"><draw:image xlink:href="Pictures/10000000000004600000013547EA62ED1F5FA520.png" xlink:type="simple" xlink:show="embed" xlink:actuate="onLoad"/></draw:frame></text:p>
      <text:p text:style-name="P1"><draw:frame draw:style-name="fr1" draw:name="Figura2" text:anchor-type="paragraph" svg:width="17cm" svg:height="3.817cm" draw:z-index="1"><draw:image xlink:href="Pictures/100000000000051400000124644112D47A88BB0D.png" xlink:type="simple" xlink:show="embed" xlink:actuate="onLoad"/></draw:frame></text:p>
      <text:p text:style-name="P1"><draw:frame draw:style-name="fr1" draw:name="Figura3" text:anchor-type="paragraph" svg:width="17cm" svg:height="1.916cm" draw:z-index="2"><draw:image xlink:href="Pictures/1000000000000518000000934ED4660CC0223E7D.png" xlink:type="simple" xlink:show="embed" xlink:actuate="onLoad"/></draw:frame></text:p>
      <text:p text:style-name="P1"><draw:frame draw:style-name="fr1" draw:name="Figura4" text:anchor-type="paragraph" svg:width="17cm" svg:height="2.166cm" draw:z-index="3"><draw:image xlink:href="Pictures/1000000000000526000000A87C9C05CFE35D8954.png" xlink:type="simple" xlink:show="embed" xlink:actuate="onLoad"/></draw:frame></text:p>
      <text:p text:style-name="P2"><draw:frame draw:style-name="fr1" draw:name="Figura5" text:anchor-type="paragraph" svg:width="17cm" svg:height="2.046cm" draw:z-index="4"><draw:image xlink:href="Pictures/10000000000005200000009E195FA63588FF429C.png" xlink:type="simple" xlink:show="embed" xlink:actuate="onLoad"/></draw:frame></text:p>
      <text:p text:style-name="P2"><draw:frame draw:style-name="fr1" draw:name="Figura6" text:anchor-type="paragraph" svg:width="17cm" svg:height="2.182cm" draw:z-index="5"><draw:image xlink:href="Pictures/10000000000004C70000009DE8EB44683686EF51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28.137000000</meta:creation-date>
    <dc:date>2018-04-02T07:39:26.962000000</dc:date>
    <meta:editing-duration>PT43M56S</meta:editing-duration>
    <meta:editing-cycles>5</meta:editing-cycles>
    <meta:generator>LibreOffice/5.3.1.2$Windows_X86_64 LibreOffice_project/e80a0e0fd1875e1696614d24c32df0f95f03deb2</meta:generator>
    <meta:document-statistic meta:table-count="0" meta:image-count="6" meta:object-count="0" meta:page-count="1" meta:paragraph-count="1" meta:word-count="1" meta:character-count="2" meta:non-whitespace-character-count="2"/>
  </office:meta>
</office:document-meta>
</file>